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0000" draw:fill-gradient-name="Gradient_20_1" draw:fill-hatch-name="Black_20_0_20_Degrees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6cm" fo:min-width="3.254cm"/>
    </style:style>
    <style:style style:name="gr3" style:family="graphic" style:parent-style-name="standard">
      <style:graphic-properties draw:fill="solid" draw:fill-color="#e6e6e6" draw:fill-gradient-name="Gradient_20_1" draw:fill-hatch-name="Black_20_0_20_Degrees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fill-gradient-name="Gradient_20_1" draw:fill-hatch-name="Black_20_0_20_Degrees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5cm" fo:min-width="3.254cm"/>
    </style:style>
    <style:style style:name="gr6" style:family="graphic" style:parent-style-name="standard">
      <style:graphic-properties draw:fill="solid" draw:fill-color="#cccccc" draw:fill-gradient-name="Gradient_20_1" draw:fill-hatch-name="Black_20_0_20_Degrees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b3b3b3" draw:fill-gradient-name="Gradient_20_1" draw:fill-hatch-name="Black_20_0_20_Degrees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999999" draw:fill-gradient-name="Gradient_20_1" draw:fill-hatch-name="Black_20_0_20_Degrees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33cc66" draw:fill-gradient-name="Gradient_20_1" draw:fill-hatch-name="Black_20_0_20_Degrees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5cm" fo:min-width="3.2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4cm" fo:min-width="5.836cm"/>
    </style:style>
    <style:style style:name="gr13" style:family="graphic" style:parent-style-name="standard">
      <style:graphic-properties draw:fill="solid" draw:fill-color="#99ccff" draw:fill-gradient-name="Gradient_20_1" draw:fill-hatch-name="Black_20_0_20_Degrees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paragraph-properties fo:margin-left="0cm" fo:margin-right="0cm" fo:text-indent="0cm"/>
      <style:text-properties fo:font-size="10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custom-shape draw:style-name="gr1" draw:text-style-name="P1" draw:layer="layout" svg:width="5.2cm" svg:height="1.238cm" svg:x="4.612cm" svg:y="8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3.962cm" svg:height="0.692cm" svg:x="5.107cm" svg:y="8.631cm">
            <draw:text-box>
              <text:p text:style-name="P2">Zelle</text:p>
            </draw:text-box>
          </draw:frame>
          <draw:custom-shape draw:style-name="gr3" draw:text-style-name="P1" draw:layer="layout" svg:width="5.2cm" svg:height="1.238cm" svg:x="4.612cm" svg:y="8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5.2cm" svg:height="1.238cm" svg:x="4.612cm" svg:y="9.6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2" draw:layer="layout" svg:width="3.962cm" svg:height="0.692cm" svg:x="5.107cm" svg:y="9.929cm">
            <draw:text-box>
              <text:p text:style-name="P2">0 - Gatter</text:p>
            </draw:text-box>
          </draw:frame>
          <draw:custom-shape draw:style-name="gr6" draw:text-style-name="P1" draw:layer="layout" svg:width="5.2cm" svg:height="1.238cm" svg:x="4.612cm" svg:y="7.2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3.962cm" svg:height="0.692cm" svg:x="5.107cm" svg:y="7.453cm">
            <draw:text-box>
              <text:p text:style-name="P2">2 - Register</text:p>
            </draw:text-box>
          </draw:frame>
          <draw:custom-shape draw:style-name="gr7" draw:text-style-name="P1" draw:layer="layout" svg:width="5.2cm" svg:height="1.239cm" svg:x="4.612cm" svg:y="5.9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3.962cm" svg:height="0.692cm" svg:x="5.107cm" svg:y="6.215cm">
            <draw:text-box>
              <text:p text:style-name="P2">3 - IC</text:p>
            </draw:text-box>
          </draw:frame>
          <draw:custom-shape draw:style-name="gr8" draw:text-style-name="P1" draw:layer="layout" svg:width="5.2cm" svg:height="1.238cm" svg:x="4.612cm" svg:y="4.7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2" draw:layer="layout" svg:width="3.962cm" svg:height="0.692cm" svg:x="5.107cm" svg:y="4.977cm">
            <draw:text-box>
              <text:p text:style-name="P2">4 -MCM</text:p>
            </draw:text-box>
          </draw:frame>
          <draw:custom-shape draw:style-name="gr9" draw:text-style-name="P1" draw:layer="layout" svg:width="5.2cm" svg:height="1.238cm" svg:x="4.612cm" svg:y="3.4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3.962cm" svg:height="0.692cm" svg:x="5.107cm" svg:y="3.739cm">
            <draw:text-box>
              <text:p text:style-name="P2">5 - PCB</text:p>
            </draw:text-box>
          </draw:frame>
          <draw:custom-shape draw:style-name="gr10" draw:text-style-name="P1" draw:layer="layout" svg:width="1.981cm" svg:height="6.191cm" svg:x="10.802cm" svg:y="3.491cm">
            <text:p/>
  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1" draw:text-style-name="P2" draw:layer="layout" svg:width="3.962cm" svg:height="0.692cm" draw:transform="rotate (1.5707963267946) translate (11.375cm 8.906cm)">
            <draw:text-box>
              <text:p text:style-name="P2">Abstrahierung steigt</text:p>
            </draw:text-box>
          </draw:frame>
          <draw:custom-shape draw:style-name="gr10" draw:text-style-name="P1" draw:layer="layout" svg:width="1.981cm" svg:height="6.191cm" draw:transform="rotate (3.1415926535892) translate (3.621cm 9.682cm)">
            <text:p/>
  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2" draw:text-style-name="P2" draw:layer="layout" svg:width="6.686cm" svg:height="0.743cm" draw:transform="rotate (1.5707963267946) translate (2.245cm 8.846cm)">
            <draw:text-box>
              <text:p text:style-name="P2">Differenzierung steigt</text:p>
            </draw:text-box>
          </draw:frame>
          <draw:frame draw:style-name="gr2" draw:text-style-name="P2" draw:layer="layout" svg:width="3.962cm" svg:height="0.692cm" svg:x="5.107cm" svg:y="8.691cm">
            <draw:text-box>
              <text:p text:style-name="P2">1 - Zelle</text:p>
            </draw:text-box>
          </draw:frame>
          <draw:custom-shape draw:style-name="gr13" draw:text-style-name="P1" draw:layer="layout" svg:width="5.2cm" svg:height="1.238cm" svg:x="4.612cm" svg:y="2.25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3.962cm" svg:height="0.692cm" svg:x="5.107cm" svg:y="2.44cm">
            <draw:text-box>
              <text:p text:style-name="P2">6 - Gerätesystem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io Blunk</meta:initial-creator>
    <meta:creation-date>2008-08-26T14:15:55</meta:creation-date>
    <dc:creator>Mario Blunk</dc:creator>
    <dc:date>2008-09-09T10:08:48</dc:date>
    <dc:language>de-DE</dc:language>
    <meta:editing-cycles>6</meta:editing-cycles>
    <meta:editing-duration>PT35M18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